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5000002B51A09106FE4A9414E.png" manifest:media-type="image/png"/>
  <manifest:file-entry manifest:full-path="Pictures/1000000100000358000000FAAFB14429ADE0F48B.png" manifest:media-type="image/png"/>
  <manifest:file-entry manifest:full-path="Pictures/100000010000047D000001D6A38606B5850B232A.png" manifest:media-type="image/png"/>
  <manifest:file-entry manifest:full-path="Pictures/100000010000032C0000025F1E066590619B73E4.png" manifest:media-type="image/png"/>
  <manifest:file-entry manifest:full-path="Pictures/10000001000004FF0000012C81F43E480C0CDDA3.png" manifest:media-type="image/png"/>
  <manifest:file-entry manifest:full-path="Pictures/100000010000044A0000018C553AC1CB3540F5B5.png" manifest:media-type="image/png"/>
  <manifest:file-entry manifest:full-path="Pictures/100000010000027B000000FAAD1596E15737E45D.png" manifest:media-type="image/png"/>
  <manifest:file-entry manifest:full-path="Pictures/10000001000004460000017A359E7D124A9BA170.png" manifest:media-type="image/png"/>
  <manifest:file-entry manifest:full-path="Pictures/10000001000002F9000001916D1290DDF48D602B.png" manifest:media-type="image/png"/>
  <manifest:file-entry manifest:full-path="Pictures/10000001000004460000017A8FD9CC0E07FE424B.png" manifest:media-type="image/png"/>
  <manifest:file-entry manifest:full-path="Pictures/10000001000004A4000001D214E2043ED5DBE0BB.png" manifest:media-type="image/png"/>
  <manifest:file-entry manifest:full-path="Pictures/100000010000042B0000019D8B22818A45D0A7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635cm" svg:y="-2cm" svg:width="17cm" svg:height="6.579cm" draw:z-index="0"><draw:image xlink:href="Pictures/100000010000042B0000019D8B22818A45D0A797.png" xlink:type="simple" xlink:show="embed" xlink:actuate="onLoad" draw:mime-type="image/png"/></draw:frame><draw:frame draw:style-name="fr1" draw:name="Image2" text:anchor-type="char" svg:x="-0.582cm" svg:y="5.297cm" svg:width="17cm" svg:height="6.668cm" draw:z-index="1"><draw:image xlink:href="Pictures/10000001000004A4000001D214E2043ED5DBE0BB.png" xlink:type="simple" xlink:show="embed" xlink:actuate="onLoad" draw:mime-type="image/png"/></draw:frame><draw:frame draw:style-name="fr1" draw:name="Image3" text:anchor-type="char" svg:x="-0.397cm" svg:y="12.891cm" svg:width="17cm" svg:height="5.874cm" draw:z-index="2"><draw:image xlink:href="Pictures/10000001000004460000017A8FD9CC0E07FE424B.png" xlink:type="simple" xlink:show="embed" xlink:actuate="onLoad" draw:mime-type="image/png"/></draw:frame><draw:frame draw:style-name="fr1" draw:name="Image5" text:anchor-type="char" svg:x="-0.688cm" svg:y="19.962cm" svg:width="17cm" svg:height="7.738cm" draw:z-index="4"><draw:image xlink:href="Pictures/10000001000002F9000001916D1290DDF48D602B.png" xlink:type="simple" xlink:show="embed" xlink:actuate="onLoad" draw:mime-type="image/png"/></draw:frame></text:p>
      <text:p text:style-name="P1"><draw:frame draw:style-name="fr1" draw:name="Image4" text:anchor-type="char" svg:x="-0.265cm" svg:y="-1.065cm" svg:width="17cm" svg:height="5.874cm" draw:z-index="3"><draw:image xlink:href="Pictures/10000001000004460000017A359E7D124A9BA170.png" xlink:type="simple" xlink:show="embed" xlink:actuate="onLoad" draw:mime-type="image/png"/></draw:frame><draw:frame draw:style-name="fr1" draw:name="Image6" text:anchor-type="char" svg:x="-0.423cm" svg:y="6.615cm" svg:width="17cm" svg:height="6.131cm" draw:z-index="5"><draw:image xlink:href="Pictures/100000010000044A0000018C553AC1CB3540F5B5.png" xlink:type="simple" xlink:show="embed" xlink:actuate="onLoad" draw:mime-type="image/png"/></draw:frame><draw:frame draw:style-name="fr1" draw:name="Image7" text:anchor-type="char" svg:x="-0.714cm" svg:y="13.441cm" svg:width="17cm" svg:height="12.707cm" draw:z-index="6"><draw:image xlink:href="Pictures/100000010000032C0000025F1E066590619B73E4.png" xlink:type="simple" xlink:show="embed" xlink:actuate="onLoad" draw:mime-type="image/png"/></draw:frame></text:p>
      <text:p text:style-name="P1"><draw:frame draw:style-name="fr1" draw:name="Image8" text:anchor-type="char" svg:x="-0.688cm" svg:y="-1.706cm" svg:width="17cm" svg:height="6.953cm" draw:z-index="7"><draw:image xlink:href="Pictures/100000010000047D000001D6A38606B5850B232A.png" xlink:type="simple" xlink:show="embed" xlink:actuate="onLoad" draw:mime-type="image/png"/></draw:frame><draw:frame draw:style-name="fr1" draw:name="Image9" text:anchor-type="char" svg:x="-0.794cm" svg:y="5.953cm" svg:width="17cm" svg:height="3.986cm" draw:z-index="8"><draw:image xlink:href="Pictures/10000001000004FF0000012C81F43E480C0CDDA3.png" xlink:type="simple" xlink:show="embed" xlink:actuate="onLoad" draw:mime-type="image/png"/></draw:frame><draw:frame draw:style-name="fr1" draw:name="Image10" text:anchor-type="char" svg:x="-0.852cm" svg:y="10.742cm" svg:width="16.801cm" svg:height="6.615cm" draw:z-index="9"><draw:image xlink:href="Pictures/100000010000027B000000FAAD1596E15737E45D.png" xlink:type="simple" xlink:show="embed" xlink:actuate="onLoad" draw:mime-type="image/png"/></draw:frame><draw:frame draw:style-name="fr1" draw:name="Image11" text:anchor-type="char" svg:x="-0.794cm" svg:y="18.124cm" svg:width="17cm" svg:height="4.964cm" draw:z-index="10"><draw:image xlink:href="Pictures/1000000100000358000000FAAFB14429ADE0F48B.png" xlink:type="simple" xlink:show="embed" xlink:actuate="onLoad" draw:mime-type="image/png"/></draw:frame></text:p>
      <text:p text:style-name="P1"><draw:frame draw:style-name="fr1" draw:name="Image12" text:anchor-type="char" svg:x="-0.106cm" svg:y="-1.388cm" svg:width="17cm" svg:height="9.523cm" draw:z-index="11"><draw:image xlink:href="Pictures/10000001000004D5000002B51A09106FE4A9414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9:34:08.391040152</meta:creation-date>
    <dc:date>2024-01-26T19:45:08.459099821</dc:date>
    <meta:editing-duration>PT34S</meta:editing-duration>
    <meta:editing-cycles>1</meta:editing-cycles>
    <meta:document-statistic meta:table-count="0" meta:image-count="12" meta:object-count="0" meta:page-count="10" meta:paragraph-count="0" meta:word-count="0" meta:character-count="0" meta:non-whitespace-character-count="0"/>
    <meta:generator>LibreOffice/7.3.7.2$Linux_X86_64 LibreOffice_project/30$Build-2</meta:generator>
  </office:meta>
</office:document-meta>
</file>